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3.93mm"/>
    </style:style>
    <style:style style:name="co2" style:family="table-column">
      <style:table-column-properties fo:break-before="auto" style:column-width="29.4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4.94mm" fo:break-before="auto" style:use-optimal-row-height="false"/>
    </style:style>
    <style:style style:name="ta1" style:family="table" style:master-page-name="PageStyle_5f_TItolario_20_SABAP-26062017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TItolario SABAP-26062017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_______________________________________________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MPA TITOLARIO DEL : 26/06/2017 08:59: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_______________________________________________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.00.00 - Pianific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1.01.00 - Indirizzo e coordina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1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1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1.07 - Studi e ricer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1.13 - Coordinamento Direzioni gene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1.04.00 - Pianificazione finanzi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4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4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4.07 - Attività preliminare allo stato di previsione della spes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1.07.00 - Intese istituzionali di program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7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7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7.07 - Accordi di programma quad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7.10 - Accordi di program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07.13 - Accordi cultu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1.10.00 - Relazioni inter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10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10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10.07 - Organismi inter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1.10.10 - Paesi est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4.00.00 - Organizz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01.00 - Funzionamento degli uff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1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1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1.07 - Organizzazione degli uff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04.00 - Funzionamento organi colleg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07 - Consiglio sup.beni culturali e paesaggistici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10 - Comitati tecnico-scientif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13 - Conferenza interdipartimental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16 - Comitati dipartimental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19 - Conferenze dei Servi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22 - Comitati regionali di coordinamento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23 - Commissione regionale per il patrimonio cultu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25 - Consiglio d'Istitu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4.28 - Commissioni e gruppi di lavo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07.00 - Consuntivazione delle attiv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7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7.04 - Relazioni al Parla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7.07 - Relazioni al Conto Annu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7.10 - Relazione della Corte dei Co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07.13 - Relazione sui fenomeni gest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10.00 - Rapporti con organi con funzioni legisla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0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0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0.07 - Supporto all'attività legislativa di Parlamento e Reg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0.10 - Interrog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0.13 - Interpellan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13.00 - Adempimenti connessi con la L.241/19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3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3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3.07 - Accesso alla document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16.00 - Semplificazione amministr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6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6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19.00 - Qualità dei servi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9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9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9.07 - Elaborazione e revisione della Carta dei Servi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9.10 - Monitoraggi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19.13 - Rilevazione della soddisfazione utenti (Customer satisfact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4.22.00 - Relazioni sindac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22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22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22.07 - Rappresentanze sindac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22.10 - Contrattazione collettiva integrativa di Minis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22.13 - Contrattazione collettiva integrativa decentr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4.22.16 - Applicazione accor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.00.00 - Informazione e comunicazione istitu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7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7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7.05.00 - Pianificazione attività di comunic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7.07.00 - Relazioni con il pubblic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7.07.01 - Costituzione e funzionamento UR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7.07.04 - Monitoraggi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7.07.07 - Funzionamento Call ce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07.07.10 - Nomina del Responsabile comunic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0.00 - Sistema dei contro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0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0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0.07.00 - Controllo di gest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0.10.00 - Valutazione dei dirig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0.12.00 - Valutazione e controllo strateg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0.13.00 - Accertamenti ispetti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0.13.01 - Andamento degli uff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0.13.04 - Controllo di regolarità amministrativo-contab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0.13.07 - Verifiche di cas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0.16.00 - Controllo della Corte dei Co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0.00 - Sistemi informativi e documen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3.01.00 - Pianificazione e sviluppo dei sistemi informat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1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1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1.07 - Piano trien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1.10 - Progettazione e svilupp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3.04.00 - Gestione e manutenzione dei sistemi informat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4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4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4.07 - Infrastrutture e architet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4.10 - Software e siste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4.13 - Sicurez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3.07.00 - Gestione dei Siti W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7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07.04 - Attività informat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4"/>13.07.07 - Progettazione e svilupp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3.10.00 - Gestione del sistema archivis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0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0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0.07 - Gestione del Servizio di protocollo infor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0.10 - Funzionamento della commissione di sorveglianza sugli archi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3.13.00 - Gestione servizio bibliotec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07 - Gestione patrimonio a livello inventari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10 - Collegamento al Polo S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13 - Acquisti e abbonam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16 - Omaggi e scamb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19 - Presti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22 - Richieste, ricezione e trasmissione copie d'obbl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3.25 - Richieste di informazioni e di materiali e ricer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3.16.00 - Rilevazioni ed elaborazioni statistich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6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3.16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0.00 - Gestione delle risorse um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01.00 - Concorsi, selezioni e assun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07 - Concorsi per assunzioni a tempo indetermin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10 - Concorsi per assunzioni a tempo determin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13 - Attività organizzativa dei concorsi/sele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16 - Assunzioni non concorsuali a tempo indetermin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19 - Riqualific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22 - Tirocini, stages, altre sele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25 - Nomina Conservatori e Ispettori onor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28 - Domande di assun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1.31 - Impiego risorse umane aggiuntiv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02.00 - Definizione Dotazioni organ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2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2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04.00 - Mobilità inter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4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4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4.07 - Trasferim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4.10 - Distac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4.13 - Incarichi di collabor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07.00 - Mobilità temporanea tra Amministr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7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7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7.07 - Comandi presso MB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7.10 - Comandi dal <text:s/>MB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07.13 - Collocamento F.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10.00 - Mobilità definitiva tra Amministr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0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0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0.07 - Gestione mobil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13.00 - Assegnazione funzioni dirigenz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3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3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3.07 - Gestione attribu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16.00 - Trattamento giuridico ed econom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07 - Inquadramenti giuridici ed econom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10 - Riconoscimento e revoca qualifica di P.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13 - Presa di serviz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16 - Albo dipendenti civili dello St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19 - Stato matricol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22 - Inquadramento in diverso profilo profess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25 - Onorificen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28 - Bollettino uffici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31 - Riassunzione in serviz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6.34 - Riammissione in serviz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19.00 - Attività di serviz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05 - Procedure generali relative a presenze / assenze (adesione a scioperi, orario di lavoro …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07 - Gestione presenze/assen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10 - Trattamenti economici accessori (FUA, Buoni pasto …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13 - Interventi assistenz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16 - Anagrafe delle prest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19 - Sorveglianza sanit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22 - Infermità o lesioni dipendenti da causa di serviz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25 - Part -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28 - Procedimenti di responsabil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31 - Patrocinio erariale e costituzione di parte civ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34 - Incarichi interni ed ester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37 - Missioni per serviz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19.40 - Servizi ausiliari al pers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22.00 - Trattenimento in servizio oltre il limite d'e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25.00 - Cess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07 - Cessazione <text:s/>per inabilità assoluta e perma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10 - Cessazione di dirit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13 - Dimiss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16 - Collocamento a ripo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19 - Dispensa dal servizio per inferm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5.22 - Deces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28.00 - Trattamento di quiescenza e previden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8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8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8.07 - Pens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8.10 - Buonusci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8.13 - Costituzione posizione assicurativa e indennità una tant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28.16 - Decadenza dall'impi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31.00 - Contenzioso del lavo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6.34.00 - Formazione e aggiornamento del pers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34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34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34.07 - Programmazione e consuntivazione dell'attività didat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34.10 - Organizzazione iniziative inte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6.34.13 - Partecipazione iniziative ester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0.00 - Programmazione risorse finanzi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9.01.00 - Programmazione risorse ordin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1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1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1.07 - Programmazione trien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1.10 - Programmazione annual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1.10 - Attuazione delib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9.04.00 - Programmazione risorse straordin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4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4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4.07 - Lot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4.10 - Otto per m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4.13 - Finanziamenti su leggi spec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4.16 - Proventi da Servizi aggiunti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9.07.00 - Programmazione "Fondo aree sottoutilizzate (FAS)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7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7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07.07 - Partecipazione al 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9.10.00 - Programmazione risorse comunit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07 - Progr. 1994-1999 - POM Turis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10 - Progr. 1994-1999 - POM Assistenza tecn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13 - Progr. 1994-1999 - POP regioni obiettivo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16 - Progr. 2000-2006 - Quadro comunitario di sostegno (QC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19 - Progr. 2000-2006 - Attività Gruppo di lavoro Beni cultu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22 - Progr. 2000-2006 - PON ATAS. Assistenza tecnica e azioni di sist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25 - Progr. 2000-2006 - Altri Programmi operativi 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28 - Progr. 2000-2006 - POR Regioni obiettivo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31 - Progr. 2000-2006 - DOCUP Programmazione Regioni obiettivo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34 - Progr. 2007-2013 - Quadro di riferimento strategico nazionale (QRSN) e Documento strategico nazionale (DS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19.10.37 - Progr. 2007-2013 - Programmi operati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19.13.00 - Programmi di iniziativa comunitaria (PIC) e altri program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0.00 - Gestione delle risorse finanzi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2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2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2.07.00 - Gestione del Bilancio e Rendicont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01 - Bilancio di previs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04 - Bilancio plurien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07 - Variazioni di bilanc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10 - Assestamento di bilanc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13 - Consuntivo di bilanc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16 - Verifica contab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19 - Accertamento resid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22 - Chiusura di contabil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25 - Analisi risultanze di consuntivo per servizi, programmi e proget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28 - Conto annu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31 - Residui passivi per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07.34 - Bud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2.10.00 - Gestione contabil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0.01 - Fondi ordin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0.04 - Fondi straordin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0.07 - Erogazioni libe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0.10 - Fondi dai servizi aggiunti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0.13 - Contabilità spec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0.16 - Pignoramenti verso ter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2.13.00 - Servizi di cas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3.01 - Gestione pagament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3.04 - Rendicont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3.07 - Conto giudi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3.10 - Gestione valo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2.13.13 - Versamenti tesoreria centrale e provinci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0.00 - Gestione delle risorse strument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07.00 - Acquisizione beni immob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07.01 - Assegnazione immobili deman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07.04 - Loc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07.07 - Acquis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07.10 - Comod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07.13 - Don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10.00 - Gestione sedi di Ufficio - Musei - Areee Archeolog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01 - Manutenzione ordin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04 - Manutenzione straordin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07 - Funzionamento (utenze, spese postali, imposte …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10 - Trasporti e facchinaggi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13 - Gestione alloggi di serviz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16 - Laboratori di restau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17 - Radiologia - indagini non distrut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18 - Laboratori di anali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19 - Gestione magazzini di Musei ed Aeree Archeolog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0.22 - Consistenza inventariale Patrimonio cultu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13.00 - Sicurezza dei luoghi di lavo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3.01 - Documento valutazione del rischio e emergenz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3.04 - Responsabile e addetti alla sicurez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3.07 - Adeguamento degli immob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3.10 - Informazione del pers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3.13 - Segnal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16.00 - Acquisto beni mob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6.01 - Albo dei fornito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6.04 - Mobili e attrezz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6.07 - Apparecchiature per fotoriproduzione, fotograf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19.00 - Gestione e manutenzione beni mobil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01 - Passaggio di conseg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04 - Inventario gene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07 - Albo dei fornito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10 - Mobili e attrezz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13 - Apparecchiature per fotoriproduzione, fotograf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16 - Fur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19 - Fuori u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19.22 - Beni artistici dell'Uffic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22.00 - Gestione Servizi economat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5.25.00 - Servizi ausili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25.01 - Automez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25.04 - Servizi di vigilan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5.25.07 - Altri servi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0.00 - Fruizione e valorizzazione dei beni cultural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07.00 - Attività di programm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10.00 - Gestione conven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0.01 - Istituti cent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0.04 - Istituti perifer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0.07 - Soggetti ester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13.00 - Concess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3.01 - Uso dei locali per finalità governa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3.04 - Concessioni in uso plurien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3.07 - Concessioni in uso temporan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3.10 - Riprodu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3.11 - Acquisizione documentazione di restau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28.13.13 - Presti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16.00 - Affidamenti per le attività di valorizzazion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19.00 - Accordi per la fruizione e valorizzazione di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22.00 - Sponsorizzazione di beni cultu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25.00 - Protocolli di intesa con Fondazion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28.00 - Vigilanza sui diritti di uso e godimento dei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28.31.00 - Guide turist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0.00 - Divulg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1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1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1.07.00 - Promo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01 - Progettazione di campagne di promozione e di divulg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04 - Convegni, seminari, giornate di studio ec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07 - Mostre territoriali e/o itinera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10 - Mostre in It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13 - Mostre nei paesi della U.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16 - Mostre nei paesi extra U.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19 - Patroc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22 - Relazioni con organismi inter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25 - Settimana della cul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28 - Giornata Europea della cul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31 - Benemerenze per l'Arte e la Cul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07.34 - Marketing cultu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1.10.00 - Didattica e servizi educati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10.01 - Proget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10.04 - Accordi e convenzioni con enti pubbl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10.07 - Accordi e convenzioni con priv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10.10 - Attività e funzionamento Scuole di formazione del Minister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10.13 - Stages di studio e iniziative di form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1.13.00 - Pubblic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13.01 - Attività reda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1.13.04 - Attività organizz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.00.00 - Tutela Ex SB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1.01 - Normativa U.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1.04 - Normativa stat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1.07 - Normativa reg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1.10 - Disposizioni e diret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4.01 - Rel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4.04 - Monitoraggio attiv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4.07 - Studi e ricer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07.00 - Individuazione dei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01 - Verifica dell'interesse cultu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04 - Dichiarazione di interesse culturale su beni mob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07 - Dichiarazione di interesse culturale su beni immob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08 - Prescrizioni di tutela indiretta art. 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10 - Aree tutelate per leg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13 - Dichiarazione di notevole interesse pubbl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16 - Iscrizioni al demanio/patrimonio indisponibile di beni ritrov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19 - Siti di interesse mondiale - UNES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22 - Aree marine prote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25 - Studi d'arti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28 - Accertamento vincoli e ricerche conservatoria - anagrafica - cata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07.31 - Catalogazione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10.00 - Pianificazione territoriale paesaggis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0.01 - Cooperazione tra amministrazioni pubbl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0.02 - Autorizzazioni paesaggist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0.03 - Accertamento compatibilità paesaggistica art. 1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0.05 - Autorizzazione paesaggistica procedimento semplific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13.00 - Sistema informativo territori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3.01 - Progettazione e svilupp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3.04 - Infrastrutture e architet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3.07 - Soft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3.10 - Basi cartograf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3.13 - Banche d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16.00 - Protezione e conservazione dei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01 - Demoli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04 - Spostamenti e distac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07 - Interventi conservativi su beni stat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08 - Laboratorio Restauro - interventi cons. su beni stat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09 - Laboratorio Restauro - interventi cons. su beni di ter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10 - Interventi conservativi su beni di ter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11 - Tutela Org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13 - Custodia coat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16 - Comodato e depos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19 - Copie, calchi, riproduzioni e anali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6.20 - Toponomas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19.00 - Valutazione interventi e proget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01 - P.R.G. e piani di fabbric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04 - Opere di pubblica utilità e infrastrut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05 - Situazioni di urgenza art. 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06 - Tutela indiretta art. 45 D.Lgs. 42/2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07 - Lavori di interesse priv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10 - Concessioni in sanat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11 - Condono monumentale ex lege 47/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19.13 - Mezzi di pubblic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22.00 - Espropri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25.00 - Circolazione in ambito na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01 - Possesso e deten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04 - Alienazione e prel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25.04.01 - Alienanzione Art. 55-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25.04.04 - Prelazione Art. 59 e s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07 - Permu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10 - Donazioni e lasciti eredi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13 - Acquisti a trattativa priv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16 - Acquisizione corpi e/o proventi di reato e di armi antiche disme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19 - Cessione di beni per pagamento impos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5.22 - Denuncia attività di commerc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28.00 - Circolazione in ambito interna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8.04 - Importazione e esportazione in paesi ter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8.07 - Acquisti coattivi a favore dello St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8.10 - Acquisti coattivi a favore degli Enti territor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28.13 - Restituzioni - Recupero opere d'a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31.00 - Ritrovamenti e scope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1.01 - Scavi e rinvenim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1.04 - Occupazioni temporan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1.07 - Concessioni di ricerca e conven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1.10 - Premi di rinveni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4.34.00 - Vigilanza e san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01 - Segnalazioni ed espos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04 - Attività ispettiva e vigilanza 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07 - Misure cautel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10 - Opere illecite e abus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13 - Uso illec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16 - Furto e ricett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19 - Occupazione abusiva di terreni deman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22 - Danneggiamento e/o perdita di beni cultu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25 - Contraffazione e fal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28 - Violazioni in materia di affiss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31 - Scavi clandest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4.34.34 - Sequest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.00.00 - Tutela - Ex SBS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01.00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1.01 - Normativa U.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1.04 - Normativa stat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1.07 - Normativa reg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1.10 - Disposizioni e diret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04.00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4.01 - Rela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4.04 - Monitoraggio attiv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4.07 - Studi e ricer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07.00 - Individuazione dei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01 - Verifica dell'interesse cultu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04 - Dichiarazione di interesse culturale su beni mob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07 - Dichiarazione di interesse culturale su beni immob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10 - Aree tutelate per leg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13 - Dichiarazione di notevole interesse pubbl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16 - Iscrizioni al demanio/patrimonio indisponibile di beni ritrov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19 - Siti di interesse mondiale - UNES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22 - Aree marine prote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25 - Studi d'arti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28 - Accertamento vincoli e ricerche conservatoria - anagrafica - cata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07.31 - Catalogazione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10.00 - Pianificazione territoriale paesaggis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0.01 - Cooperazione tra amministrazioni pubbl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0.04 - Piani paesaggisti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13.00 - Sistema informativo territori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3.01 - Progettazione e svilupp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3.04 - Infrastrutture e architet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3.07 - Soft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3.10 - Basi cartografi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3.13 - Banche d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16.00 - Protezione e conservazione dei 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01 - Demoli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04 - Spostamenti e distac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07 - Interventi conservativi su beni stat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08 - Laboratorio Restauro - interventi cons. su beni stat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09 - Laboratorio Restauro - interventi cons. su beni di ter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10 - Interventi conservativi su beni di ter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11 - Tutela Org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13 - Custodia coat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16 - Comodato e depos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6.19 - Copie, calchi, riproduzioni e anali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19.00 - Valutazione interventi e proget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9.01 - P.R.G. e piani di fabbric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9.04 - Opere di pubblica utilità e infrastrut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9.07 - Lavori di interesse priv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9.10 - Concessioni in sanat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9.13 - Mezzi di pubblic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9.16 - Esercizio del commercio in aree pubbliche tute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19.19 - Certificazioni SOA e buon esito lavo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22.00 - Espropri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25.00 - Circolazione in ambito na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5.01 - Possesso e deten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5.04 - Alienazione e prel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5.07 - Permu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5.10 - Donazioni e lasciti eredi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5.13 - Acquisti a trattativa priv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5.16 - Acquisizione corpi e/o proventi di reato e di armi antiche disme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5.19 - Cessione di beni per pagamento impos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28.00 - Circolazione in ambito interna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8.01 - Importazione e esportazione in paesi 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8.04 - Importazione e esportazione in paesi terz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28.07 - Acquisti coattivi a favore dello St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31.00 - Ritrovamenti e scope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1.01 - Scavi e rinvenim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1.04 - Occupazioni temporan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1.07 - Concessioni di ricerca e conven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1.10 - Premi di rinveni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35.34.00 - Vigilanza e sanz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01 - Segnalazioni ed espos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04 - Attività ispettiva e vigilanza en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07 - Misure cautel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10 - Opere illecite e abus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13 - Uso illec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16 - Furto e ricett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19 - Occupazione abusiva di terreni demani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22 - Danneggiamento e/o perdita di beni cultur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25 - Contraffazione e fal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28 - Violazioni in materia di affissio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31 - Scavi clandest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35.34.34 - Sequest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9.00.00 - Sviluppo e Competività del turis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01.00 - Politiche Turistiche 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1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1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1.07 - Disposizioni e diret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1.10 - Monitoraggio attvi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04.00 - Relazioni Comunitarie e inter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4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4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4.07 - Disposizioni e diret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4.10 - Attuazione di normative comunit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4.13 - Progetti e programmi comuni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4.16 - Monitoraggio attiv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4.19 - Rapporti, accordi e protocolli di intesa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07.00 - Attività per l'internazionalizzazione delle impre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7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7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07.07 - Rapporti e Accor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10.00 - Programmazione attuazione e gestione interventi a favore del turismo nazion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0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0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0.07 - Proget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13.00 - Attività promo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3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3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3.07 - Progettazione di campagne di promozione e di divulg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3.10 - Relazioni con organismi 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3.13 - Relazioni con organismi internazion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3.16 - Attestazioni e riconosciment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2"/>49.16.00 - Attività di vigilanza su en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4"/>49.16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6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6.07 - Segnalazioni ed espos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6.10 - Attività ispet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6.13 - Attività di indirizz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6.19 - Erogaizoni contrib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19.00 - Fondo nazionale di garanzia per il consumatore di pacchetto turistico e normative a tutela dei turis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9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9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9.07 - Segnalazioni, istanze ed espos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19.10 - Attività giuridico-leg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22.00 - Ossevatorio Nazionale del Turismo - Studi, ricerche, statistiche, a attività di monitoragg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22.01 - Normativa, quesiti e pare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22.04 - Attività inform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22.07 - Rapporti, accordi e convenzioni con Enti pubblici e priv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22.10 - Monitoragg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49.25.00 - Contenzioso e atti parlamentari di indirizzo e control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25.01 - Ricor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49.25.04 - Interrogazioni parlamentari</text:p>
          </table:table-cell>
          <table:table-cell table:number-columns-repeated="1023"/>
        </table:table-row>
        <table:table-row table:style-name="ro1" table:number-rows-repeated="10479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0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Itolario_20_SABAP-26062017" style:display-name="PageStyle_TItolario SABAP-2606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. .. ..</meta:initial-creator>
    <meta:creation-date>2017-06-28T12:17:07.220000000</meta:creation-date>
    <dc:creator>.. .. ..</dc:creator>
    <dc:date>2017-06-28T14:15:27.360000000</dc:date>
    <meta:document-statistic meta:table-count="1" meta:cell-count="588" meta:object-count="0"/>
    <meta:generator>LibreOffice/5.1.6.2$Linux_X86_64 LibreOffice_project/10m0$Build-2</meta:generator>
  </office:meta>
</office:document-meta>
</file>